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7.239cm" svg:height="2.286cm" svg:x="1.381cm" svg:y="1.381cm">
          <text:p text:style-name="P1"><text:span text:style-name="T1">MultiMetaGenerator</text:span></text:p>
          <draw:enhanced-geometry svg:viewBox="0 0 21600 21600" draw:type="rectangle" draw:enhanced-path="M 0 0 L 21600 0 21600 21600 0 21600 0 0 Z N"/>
        </draw:custom-shape>
        <draw:g>
          <draw:connector draw:style-name="gr2" draw:text-style-name="P2" draw:layer="layout" svg:x1="12.998cm" svg:y1="6.842cm" svg:x2="13.57cm" svg:y2="8.556cm" draw:start-shape="id1" draw:start-glue-point="2" draw:end-shape="id2" draw:end-glue-point="3" svg:d="m12998 6842v1714h572">
            <text:p/>
          </draw:connector>
          <draw:custom-shape draw:style-name="gr1" draw:text-style-name="P2" xml:id="id1" draw:id="id1" draw:layer="layout" svg:width="5.969cm" svg:height="2.667cm" svg:x="10.014cm" svg:y="4.175cm">
            <text:p text:style-name="P2">MetaGenerator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2" draw:id="id2" draw:layer="layout" svg:width="5.334cm" svg:height="1.905cm" svg:x="13.57cm" svg:y="7.604cm">
            <text:p text:style-name="P2">DoGenerator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3" draw:id="id3" draw:layer="layout" svg:width="5.334cm" svg:height="1.905cm" svg:x="13.57cm" svg:y="10.271cm">
            <text:p text:style-name="P2">FormGenerator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4" draw:id="id4" draw:layer="layout" svg:width="5.334cm" svg:height="1.905cm" svg:x="13.57cm" svg:y="13.065cm">
            <text:p text:style-name="P2">ViewGenerator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svg:x1="12.998cm" svg:y1="6.842cm" svg:x2="13.57cm" svg:y2="11.223cm" draw:start-shape="id1" draw:end-shape="id3" draw:end-glue-point="3" svg:d="m12998 6842v4381h572">
            <text:p/>
          </draw:connector>
          <draw:connector draw:style-name="gr2" draw:text-style-name="P2" draw:layer="layout" svg:x1="12.998cm" svg:y1="6.842cm" svg:x2="13.57cm" svg:y2="14.017cm" draw:start-shape="id1" draw:end-shape="id4" draw:end-glue-point="3" svg:d="m12998 6842v7175h572">
            <text:p/>
          </draw:connector>
        </draw:g>
        <draw:g>
          <draw:custom-shape draw:style-name="gr1" draw:text-style-name="P2" xml:id="id5" draw:id="id5" draw:layer="layout" svg:width="5.969cm" svg:height="2.667cm" svg:x="10.039cm" svg:y="15.859cm">
            <text:p text:style-name="P2">MetaGenerator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5.334cm" svg:height="1.905cm" svg:x="13.595cm" svg:y="19.288cm">
            <text:p text:style-name="P2">DoGenerator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6" draw:id="id6" draw:layer="layout" svg:width="5.334cm" svg:height="1.905cm" svg:x="13.595cm" svg:y="21.955cm">
            <text:p text:style-name="P2">FormGenerator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5.334cm" svg:height="1.905cm" svg:x="13.595cm" svg:y="24.749cm">
            <text:p text:style-name="P2">ViewGenerator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svg:x1="13.023cm" svg:y1="18.526cm" svg:x2="13.595cm" svg:y2="22.907cm" draw:start-shape="id5" draw:end-shape="id6" draw:end-glue-point="3" svg:d="m13023 18526v4381h572">
            <text:p/>
          </draw:connector>
        </draw:g>
        <draw:connector draw:style-name="gr2" draw:text-style-name="P2" draw:layer="layout" svg:x1="8.62cm" svg:y1="2.524cm" svg:x2="10.014cm" svg:y2="5.508cm" draw:start-shape="id7" draw:end-shape="id1" svg:d="m8620 2524h696v2984h698">
          <text:p/>
        </draw:connector>
        <draw:connector draw:style-name="gr2" draw:text-style-name="P2" draw:layer="layout" svg:x1="8.62cm" svg:y1="2.524cm" svg:x2="10.039cm" svg:y2="17.192cm" draw:start-shape="id7" draw:end-shape="id5" svg:d="m8620 2524h709v14668h71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6 </meta:initial-creator>
    <meta:creation-date>2012-10-29T14:41:27</meta:creation-date>
    <dc:date>2012-10-29T14:54:02</dc:date>
    <dc:creator>k6 </dc:creator>
    <meta:editing-duration>PT8M51S</meta:editing-duration>
    <meta:editing-cycles>2</meta:editing-cycles>
    <meta:generator>LibreOffice/3.6$Linux_x86 LibreOffice_project/932b512-69e3009-7a10e5c-fc86223-a55908</meta:generator>
    <meta:document-statistic meta:object-count="17"/>
  </office:meta>
</office:document-meta>
</file>